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true" fo:max-height="0cm" fo:min-height="0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true" fo:max-height="0cm" fo:min-height="0.712cm" fo:min-width="2.006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style:text-underline-style="none"/>
    </style:style>
    <style:style style:name="P3" style:family="paragraph">
      <loext:graphic-properties draw:fill="none" draw:fill-color="#ffffff"/>
      <style:text-properties style:text-underline-style="non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mages generated in impress / powerpoi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(please leave this page blank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6.35cm" svg:height="1.016cm" svg:x="1.27cm" svg:y="0.762cm">
          <draw:text-box>
            <text:p text:style-name="P2">overall_steps.png</text:p>
          </draw:text-box>
        </draw:frame>
        <draw:frame draw:style-name="gr3" draw:text-style-name="P5" xml:id="id1" draw:id="id1" draw:layer="layout" svg:width="5.502cm" svg:height="0.996cm" svg:x="5.119cm" svg:y="5.08cm">
          <draw:text-box>
            <text:p text:style-name="P4">RHS Color Image</text:p>
          </draw:text-box>
        </draw:frame>
        <draw:frame draw:style-name="gr3" draw:text-style-name="P5" xml:id="id2" draw:id="id2" draw:layer="layout" svg:width="3.076cm" svg:height="0.996cm" svg:x="11.2cm" svg:y="6.35cm">
          <draw:text-box>
            <text:p text:style-name="P4">PSM Net</text:p>
          </draw:text-box>
        </draw:frame>
        <draw:connector draw:style-name="gr4" draw:text-style-name="P6" draw:layer="layout" svg:x1="10.621cm" svg:y1="5.578cm" svg:x2="12.738cm" svg:y2="6.35cm" draw:start-shape="id1" draw:start-glue-point="1" draw:end-shape="id2" draw:end-glue-point="0" svg:d="M10621 5578h2117v772" svg:viewBox="0 0 2118 773">
          <text:p/>
        </draw:connector>
        <draw:frame draw:style-name="gr3" draw:text-style-name="P5" xml:id="id3" draw:id="id3" draw:layer="layout" svg:width="5.396cm" svg:height="0.996cm" svg:x="5.219cm" svg:y="6.35cm">
          <draw:text-box>
            <text:p text:style-name="P4">LHS Color Image</text:p>
          </draw:text-box>
        </draw:frame>
        <draw:connector draw:style-name="gr4" draw:text-style-name="P6" draw:layer="layout" svg:x1="10.615cm" svg:y1="6.848cm" svg:x2="11.2cm" svg:y2="6.848cm" draw:start-shape="id3" draw:start-glue-point="1" draw:end-shape="id2" draw:end-glue-point="3" svg:d="M10615 6848h585" svg:viewBox="0 0 586 1">
          <text:p/>
        </draw:connector>
        <draw:frame draw:style-name="gr3" draw:text-style-name="P5" xml:id="id4" draw:id="id4" draw:layer="layout" svg:width="4.727cm" svg:height="1.707cm" svg:x="14.839cm" svg:y="5.992cm">
          <draw:text-box>
            <text:p text:style-name="P4">Disparity map</text:p>
            <text:p text:style-name="P4">(Stereo image)</text:p>
          </draw:text-box>
        </draw:frame>
        <draw:connector draw:style-name="gr4" draw:text-style-name="P6" draw:layer="layout" svg:x1="14.276cm" svg:y1="6.848cm" svg:x2="14.839cm" svg:y2="6.845cm" draw:start-shape="id2" draw:start-glue-point="1" draw:end-shape="id4" draw:end-glue-point="3" svg:d="M14276 6848h282v-3h281" svg:viewBox="0 0 564 4">
          <text:p/>
        </draw:connector>
        <draw:frame draw:style-name="gr3" draw:text-style-name="P7" xml:id="id5" draw:id="id5" draw:layer="layout" svg:width="6.272cm" svg:height="2.418cm" svg:x="20.214cm" svg:y="5.63cm">
          <draw:text-box>
            <text:p text:style-name="P4">Convert to </text:p>
            <text:p text:style-name="P4">3D point space</text:p>
            <text:p text:style-name="P4">(pseudo point cloud)</text:p>
          </draw:text-box>
        </draw:frame>
        <draw:connector draw:style-name="gr4" draw:text-style-name="P6" draw:layer="layout" svg:x1="19.566cm" svg:y1="6.845cm" svg:x2="20.214cm" svg:y2="6.839cm" draw:start-shape="id4" draw:start-glue-point="1" draw:end-shape="id5" draw:end-glue-point="3" svg:d="M19566 6845h324v-6h324" svg:viewBox="0 0 649 7">
          <text:p/>
        </draw:connector>
        <draw:frame draw:style-name="gr5" draw:text-style-name="P5" xml:id="id6" draw:id="id6" draw:layer="layout" svg:width="2.54cm" svg:height="0.996cm" svg:x="14.478cm" svg:y="9.672cm">
          <draw:text-box>
            <text:p text:style-name="P4">FP Net</text:p>
          </draw:text-box>
        </draw:frame>
        <draw:frame draw:style-name="gr5" draw:text-style-name="P5" xml:id="id7" draw:id="id7" draw:layer="layout" svg:width="4.621cm" svg:height="1.707cm" svg:x="19.05cm" svg:y="9.315cm">
          <draw:text-box>
            <text:p text:style-name="P4">3D bounding </text:p>
            <text:p text:style-name="P4">box estimation</text:p>
          </draw:text-box>
        </draw:frame>
        <draw:connector draw:style-name="gr4" draw:text-style-name="P6" draw:layer="layout" svg:x1="23.35cm" svg:y1="8.048cm" svg:x2="15.748cm" svg:y2="9.672cm" draw:start-shape="id5" draw:start-glue-point="2" draw:end-shape="id6" draw:end-glue-point="0" svg:d="M23350 8048v812h-7602v812" svg:viewBox="0 0 7603 1625">
          <text:p/>
        </draw:connector>
        <draw:connector draw:style-name="gr4" draw:text-style-name="P6" draw:layer="layout" svg:x1="7.917cm" svg:y1="7.346cm" svg:x2="14.478cm" svg:y2="10.17cm" draw:start-shape="id3" draw:start-glue-point="2" draw:end-shape="id6" draw:end-glue-point="3" svg:d="M7917 7346v2824h6561" svg:viewBox="0 0 6562 2825">
          <text:p/>
        </draw:connector>
        <draw:connector draw:style-name="gr4" draw:text-style-name="P6" draw:layer="layout" svg:x1="17.018cm" svg:y1="10.17cm" svg:x2="19.05cm" svg:y2="10.168cm" draw:start-shape="id6" draw:start-glue-point="1" draw:end-shape="id7" draw:end-glue-point="3" svg:d="M17018 10170h1016v-2h1016" svg:viewBox="0 0 2033 3">
          <text:p/>
        </draw:connecto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7:25:40.017000000</meta:creation-date>
    <dc:date>2019-03-10T17:42:59.889000000</dc:date>
    <meta:editing-duration>PT17M19S</meta:editing-duration>
    <meta:editing-cycles>6</meta:editing-cycles>
    <meta:generator>LibreOffice/6.0.7.3$Windows_X86_64 LibreOffice_project/dc89aa7a9eabfd848af146d5086077aeed2ae4a5</meta:generator>
    <meta:document-statistic meta:object-count="44"/>
  </office:meta>
</office:document-meta>
</file>